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AAAA+ArialMT" svg:font-family="DAAAAA+ArialMT"/>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text-properties fo:font-style="italic" style:font-style-asian="italic"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margin-top="0cm" fo:margin-bottom="0cm" loext:contextual-spacing="false" fo:text-align="center" style:justify-single-word="false"/>
    </style:style>
    <style:style style:name="P7" style:family="paragraph" style:parent-style-name="Text_20_body">
      <style:paragraph-properties fo:margin-top="0cm" fo:margin-bottom="0cm" loext:contextual-spacing="false"/>
      <style:text-properties officeooo:paragraph-rsid="000534ce"/>
    </style:style>
    <style:style style:name="P8" style:family="paragraph" style:parent-style-name="Text_20_body">
      <style:paragraph-properties fo:margin-top="0cm" fo:margin-bottom="0cm" loext:contextual-spacing="false" fo:break-before="page"/>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size="14pt" style:font-size-asian="16pt" style:font-size-complex="16pt"/>
    </style:style>
    <style:style style:name="P11" style:family="paragraph" style:parent-style-name="Heading_20_1">
      <style:paragraph-properties fo:text-align="center" style:justify-single-word="false"/>
      <style:text-properties fo:font-size="16pt" style:font-size-asian="16pt" style:font-size-complex="16pt"/>
    </style:style>
    <style:style style:name="P12" style:family="paragraph" style:parent-style-name="Heading_20_1">
      <style:paragraph-properties fo:text-align="center" style:justify-single-word="false" fo:break-before="page"/>
      <style:text-properties fo:font-size="16pt" style:font-size-asian="16pt" style:font-size-complex="16pt"/>
    </style:style>
    <style:style style:name="P13" style:family="paragraph" style:parent-style-name="Heading_20_1">
      <style:paragraph-properties fo:text-align="center" style:justify-single-word="false" fo:break-before="page"/>
    </style:style>
    <style:style style:name="P14" style:family="paragraph" style:parent-style-name="Heading_20_1">
      <style:paragraph-properties fo:margin-top="0.423cm" fo:margin-bottom="0.212cm" loext:contextual-spacing="false" fo:text-align="center" style:justify-single-word="false" fo:break-before="page" fo:keep-with-next="always"/>
      <style:text-properties fo:font-size="16pt" style:font-size-asian="16pt" style:font-size-complex="16pt"/>
    </style:style>
    <style:style style:name="P15" style:family="paragraph" style:parent-style-name="Text_20_body">
      <style:text-properties officeooo:paragraph-rsid="000bb333"/>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fo:text-align="start" style:justify-single-word="false"/>
    </style:style>
    <style:style style:name="T1" style:family="text">
      <style:text-properties officeooo:rsid="0005ca5e"/>
    </style:style>
    <style:style style:name="T2" style:family="text">
      <style:text-properties fo:font-size="16pt" style:font-size-asian="16pt" style:font-size-complex="16pt"/>
    </style:style>
    <style:style style:name="T3" style:family="text">
      <style:text-properties fo:color="#000000" style:text-underline-style="none" fo:font-weight="bold" style:font-weight-asian="bold" style:font-weight-complex="bold"/>
    </style:style>
    <style:style style:name="T4" style:family="text">
      <style:text-properties fo:color="#000000" fo:font-style="normal" style:text-underline-style="none" fo:font-weight="bold" style:font-style-asian="normal" style:font-weight-asian="bold"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odelagem de Bancos de Dados</text:p>
      <text:p text:style-name="Standard"/>
      <text:p text:style-name="P3">1. Modelo Relacional </text:p>
      <text:p text:style-name="P3">2. Normalização </text:p>
      <text:p text:style-name="P3">3. Integridade Referencial </text:p>
      <text:p text:style-name="P3">4. Expressões Regulares</text:p>
      <text:p text:style-name="P3">5. Uso de tipos personalizados e domínios </text:p>
      <text:p text:style-name="P3">6. Ferramentas úteis </text:p>
      <text:p text:style-name="P3">7. Modelos de Dados</text:p>
      <text:p text:style-name="Text_20_body"><text:span text:style-name="Strong_20_Emphasis"/></text:p>
      <text:p text:style-name="P5"><text:span text:style-name="Strong_20_Emphasis">Modelo Relacional (MR) </text:span></text:p>
      <text:p text:style-name="P5">- Consiste de uma coleção de relações (tabelas no modelo físico), cada uma com um nome único (por esquema). </text:p>
      <text:p text:style-name="P5">- Cada relação é composta por atributos (campos, no modelo físico). </text:p>
      <text:p text:style-name="P5">- Cada atributo tem seu tipo ou domínio. </text:p>
      <text:p text:style-name="P5">- Temos também as constraints (restrições). Relacionamentos são formados por constraints. No caso chamado de integridade referencial. </text:p>
      <text:p text:style-name="P5">- Uma relação é formada por um conjunto de tuplas (registros no modelo físico). </text:p>
      <text:p text:style-name="P5">- No modelo relacional uma relação tanto representa os dados quanto as relações entre eles. </text:p>
      <text:p text:style-name="P5"/>
      <text:p text:style-name="P5"><text:span text:style-name="Strong_20_Emphasis">NULOS</text:span> - acarretam sérias dificuldades e devem ser evitados. </text:p>
      <text:p text:style-name="P5"/>
      <text:p text:style-name="P5"><text:span text:style-name="Strong_20_Emphasis">Chaves: </text:span></text:p>
      <text:p text:style-name="P5"/>
      <text:p text:style-name="P7">- <text:span text:style-name="Strong_20_Emphasis">primária</text:span> – Uma chave composta por um ou mais campos e que não repete em nenhum registro. Formata internamente pela constraint UNIQUE e a NOT NULL.</text:p>
      <text:p text:style-name="P7"><text:a xlink:type="simple" xlink:href="http://e-reality-database.blogspot.com/2007/12/chave-estrangeira.html" text:style-name="Internet_20_link" text:visited-style-name="Visited_20_Internet_20_Link"/></text:p>
      <text:p text:style-name="Standard">- <text:a xlink:type="simple" xlink:href="http://e-reality-database.blogspot.com/2007/12/chave-estrangeira.html" text:style-name="Internet_20_link" text:visited-style-name="Visited_20_Internet_20_Link"><text:span text:style-name="T4">estrangeira</text:span></text:a><text:span text:style-name="T3"> - </text:span>Uma Chave Estrangeira é uma Chave de Relacionamento ou seja ela tem como propósito representar os Relacionamentos entre Tabelas num BDR.<text:line-break/><text:line-break/>A chave estrangeira de uma tabela pode ser definida como um conjunto de atributos da tabela (um ou mais atributos) com a propriedade de estabelecer relacionamento entre linhas de tabelas.<text:line-break/><text:line-break/>Uma chave estrangeira corresponde sempre a uma chave primária previamente definida em alguma tabela.<text:line-break/><text:line-break/>Em outras palavras um valor de chave estrangeira sempre aponta para um valor de chave primária previamente existente no banco de dados. Essa restrição é denominada de “Restrição de Integridade Referencial”.<text:line-break/><text:line-break/>Uma chave estrangeira pode conter valor nulo.<text:line-break/><text:line-break/>Chave Estrangeira é o mecanismo através do qual o Modelo de Dados Relacional implementa relacionamentos entre tabelas. Não constitui um atributo da entidade. Só aparece no momento do projeto físico. </text:p>
      <text:p text:style-name="P5">- <text:span text:style-name="Strong_20_Emphasis">candidata</text:span> – Chave criada com a adição da constraint UNIQUE em um campo.</text:p>
      <text:p text:style-name="P5">- <text:span text:style-name="Strong_20_Emphasis">super</text:span> – uma chave que contém mais campos que o necessário para garantir que seja PK.</text:p>
      <text:p text:style-name="P5"><text:soft-page-break/>- <text:span text:style-name="Strong_20_Emphasis">artificial</text:span> – uma chave formada por um campo que nada reperesenta para a tabela, como um ID, registro, codigo, etc.</text:p>
      <text:p text:style-name="P5">- <text:span text:style-name="Strong_20_Emphasis">natural</text:span> – uma chave formada por um ou mais campos que de fato representam todos os registros de uma tabela.</text:p>
      <text:p text:style-name="P5"/>
      <text:p text:style-name="P5">Uma chave é uma propriedade do conjunto de entidades e não de uma entidade específica. </text:p>
      <text:p text:style-name="P5"/>
      <text:p text:style-name="P5"><text:span text:style-name="Strong_20_Emphasis"/></text:p>
      <text:p text:style-name="P5"><text:span text:style-name="Strong_20_Emphasis">Um documento com boas informações sobre modelagem e normalização:</text:span></text:p>
      <text:p text:style-name="P5"><text:s/>Modelagem e Administração de Dados em PostgreSQL</text:p>
      <text:p text:style-name="P5">Fundamentos e práticas em bases de dados livres </text:p>
      <text:p text:style-name="P5">De Leandro Guimarães Faria Corcete DUTRA (para a Conferência PostgreSQL Brasil) </text:p>
      <text:p text:style-name="P5">Em: <text:a xlink:type="simple" xlink:href="http://leandro.gfc.dutra.googlepages.com/adpg.art.pdf" text:style-name="Internet_20_link" text:visited-style-name="Visited_20_Internet_20_Link">http://leandro.gfc.dutra.googlepages.com/adpg.art.pdf</text:a> </text:p>
      <text:p text:style-name="P6"><text:span text:style-name="Strong_20_Emphasis"/></text:p>
      <text:p text:style-name="P17"><text:span text:style-name="Strong_20_Emphasis"/></text:p>
      <text:p text:style-name="P17"><text:span text:style-name="Strong_20_Emphasis">Modelo Relacional segundo C. J. Date </text:span></text:p>
      <text:p text:style-name="P5"/>
      <text:p text:style-name="P5">- Um modelo de dados é uma definição abstrata, lógica, dos objetos, operadores (funções) e demais. </text:p>
      <text:p text:style-name="P5">- Objetos são usados para modelar a estrutura de dados </text:p>
      <text:p text:style-name="P5">- Operadores são usados para modelar o comportamento dos dados </text:p>
      <text:p text:style-name="P5">- A implementação de um modelo é a realização física na máquina real. </text:p>
      <text:p text:style-name="P5">- Diagramas E/R não representam tudo que interessa dos relacionamentos entre as entidades. </text:p>
      <text:p text:style-name="P5">- Uma relação que contém nulos não é uma relação. </text:p>
      <text:p text:style-name="P5">- Um modelo relacional com nulos não é um modelo relacional. </text:p>
      <text:p text:style-name="P5">- Nulos são um erro e nunca deveriam ter sido adotados. </text:p>
      <text:p text:style-name="P5">- Toda função é um operador mas nem todo operador é uma função. </text:p>
      <text:p text:style-name="P5">- Relações - Atributos - Tipos </text:p>
      <text:p text:style-name="P5"/>
      <text:p text:style-name="P5"><text:span text:style-name="Emphasis"><text:span text:style-name="Strong_20_Emphasis">Correspondência de termos entre os modelos lógico e físico</text:span></text:span><text:span text:style-name="Emphasis">: </text:span></text:p>
      <text:p text:style-name="P5">- Relações - Tabelas </text:p>
      <text:p text:style-name="P5">- Tupla - Registros </text:p>
      <text:p text:style-name="P5">- Atributos - Campos ou colunas </text:p>
      <text:p text:style-name="P5">- Modelo - Implementação </text:p>
      <text:p text:style-name="P5"/>
      <text:p text:style-name="P5"><text:span text:style-name="Strong_20_Emphasis">As quatro Operações das Relações: </text:span></text:p>
      <text:p text:style-name="P5">- Relações são normalizadas </text:p>
      <text:p text:style-name="P5">- Atributos são desordenados, da esquerda para a direita </text:p>
      <text:p text:style-name="P5">- Tuplas são desordenadas, de cima para baixo </text:p>
      <text:p text:style-name="P5">- Não existem tuplas duplicadas </text:p>
      <text:p text:style-name="P5"/>
      <text:p text:style-name="P5"><text:span text:style-name="Emphasis"><text:span text:style-name="Strong_20_Emphasis">Dicionário de dados</text:span></text:span><text:span text:style-name="Emphasis"> </text:span>- dados sobre dados - metadados (catálogo do sistema no PostgreSQL). </text:p>
      <text:p text:style-name="P5"/>
      <text:p text:style-name="P5">Esta última subentende chave natural em todas as tabelas. Mas se os SGBDs implementarem assim, como vamos vazer nossos testes e demonstrações? (nota) </text:p>
      <text:p text:style-name="P5"/>
      <text:p text:style-name="P5">- Valores de atributos são valores simples, mas esses valores podem ser absolutamente qualquer coisa. Nós rejeitamos a antiga noção de "valor atômico". </text:p>
      <text:p text:style-name="P5"/>
      <text:p text:style-name="P5"><text:soft-page-break/>Ou seja, justificando tipos como geométricos, arrays, etc. (nota) </text:p>
      <text:p text:style-name="P5"/>
      <text:p text:style-name="P5">- A cardinalidade de um conjunto é seu número de elementos e de uma relação é seu número de tuplas. </text:p>
      <text:p text:style-name="P5"/>
      <text:p text:style-name="P5">- O projeto de um banco de dados tem mais de arte que de ciência. </text:p>
      <text:p text:style-name="P5"/>
      <text:p text:style-name="P5"><text:span text:style-name="Strong_20_Emphasis">DER </text:span></text:p>
      <text:p text:style-name="P5">Cuidado com diagramas, use-os apenas para ajudar no processo do projeto, lembrando que um DER não faz todo o trabalho de modelagem e nem representa tudo de um modelo. </text:p>
      <text:p text:style-name="P5"/>
      <text:p text:style-name="P5">(CJ Date em seu livro: An Introduction To Database Systems)</text:p>
      <text:p text:style-name="P5"/>
      <text:p text:style-name="Standard"><text:span text:style-name="Strong_20_Emphasis"/></text:p>
      <text:p text:style-name="P9"><text:span text:style-name="Strong_20_Emphasis">Normalizando Tabelas com Leandro Dutra</text:span></text:p>
      <text:p text:style-name="P5"/>
      <text:p text:style-name="P5">- Atributos Multivalorados (telefones, municipio, uf, etc) indicam necessidade de criação de outra tabela. </text:p>
      <text:p text:style-name="P5">- A repetição de valores de atributos também deve ser evitada criando-se uma outra tabela. </text:p>
      <text:p text:style-name="P5">- A presença de nulos também é resolvida com a normalização e conseqüente criação de outras tabelas. </text:p>
      <text:p text:style-name="P5">- O modelo relacional foi fundamentado na teoria dos conjuntos e na lógica dos predicados. </text:p>
      <text:p text:style-name="P5">Se fosse buscar por inspiração no sentido mais exato, diria que era na crise de software: facilitar o desenvolvimento de grandes bases de dados usadas simultaneamente por muitos usuários. </text:p>
      <text:p text:style-name="P5">- Seus termos principais são: relações, atributos, restrições e tipos! </text:p>
      <text:p text:style-name="P5">- Relacionamento não é um termo técnico deste modelo, mas do MER, aqui temos as restrições de integridade referencial. </text:p>
      <text:p text:style-name="P5">- A linguagem SQL não é inteiramente relacional. SGBD relacionais restringem o modelo para usarem essa linguagem. </text:p>
      <text:p text:style-name="P5">Por isso mesmo não os chamo de SGBDRs, mas de SGBDs SQL. Os SGBDRs que conheço são o IBM BS/12, o Ingres QUEL original, o Alphora Dataphor e outros atualmente em desenvolvimento, anteriormente listados. </text:p>
      <text:p text:style-name="P5">- É bom distinguir MR (modelo relacional) de MER (modelo entidade relacionamento). Este último surgiu depois do relacional, mas a grande maioria dos SGBDs atuais implementam o modelo </text:p>
      <text:p text:style-name="P5">relacional ou uma versão adaptada dele. </text:p>
      <text:p text:style-name="P5"/>
      <text:p text:style-name="P5">Em princípio, todas as chaves naturais são boas, e todas as artificiais são ruins. </text:p>
      <text:p text:style-name="P5"/>
      <text:p text:style-name="P5">O caso é que tem muita gente, principalmente usuários de ORMs, que não gosta de chaves compostas. Acha que fica difícil programar. Eu nunca usei ORM, nunca senti na pele, e daí vem minha impressão de que muitos ORMs criam tantos problemas quanto resolvem. </text:p>
      <text:p text:style-name="P5"/>
      <text:p text:style-name="P5">Imagine uma relação pai com uma chave natural composta razoável, digamos mais de três atributos; e uma relação filha com muito mais tuplas, digamos milhões ou dezenas de milhões a mais, </text:p>
      <text:p text:style-name="P5">isso rodando num sistema que é gargalo de desempenho. Nesse caso, pode ser que, após testes, valha a pena uma chave primária artificial para emagrecer a tabela filha. </text:p>
      <text:p text:style-name="P5"/>
      <text:p text:style-name="P5">(Trechos de respostas na lista pgbr-geral, por Leandro Dutra)</text:p>
      <text:p text:style-name="P10"><text:soft-page-break/>Algumas Demonstrações sobre Normalização</text:p>
      <text:p text:style-name="Text_20_body"/>
      <text:p text:style-name="P5"><text:span text:style-name="Strong_20_Emphasis">Valor default </text:span></text:p>
      <text:p text:style-name="P5"><text:span text:style-name="Strong_20_Emphasis">Chaves naturais x artificiais </text:span></text:p>
      <text:p text:style-name="P5"><text:span text:style-name="Strong_20_Emphasis">Null </text:span></text:p>
      <text:p text:style-name="P5"/>
      <text:p text:style-name="P5"><text:span text:style-name="Strong_20_Emphasis">Default </text:span></text:p>
      <text:p text:style-name="P5">create table nula(c1 serial primary key, c2 int, c3 int default 0); </text:p>
      <text:p text:style-name="P5">insert into nula (c1) values (default),(default),(default),(default); </text:p>
      <text:p text:style-name="P5">select * from nula; </text:p>
      <text:p text:style-name="P5">c1 | c2 | c3 </text:p>
      <text:p text:style-name="P5">----+----+---- </text:p>
      <text:p text:style-name="P5">1 | | 0 </text:p>
      <text:p text:style-name="P5">2 | | 0 </text:p>
      <text:p text:style-name="P5">3 | | 0 </text:p>
      <text:p text:style-name="P5">4 | | 0 </text:p>
      <text:p text:style-name="P5">(4 registros) </text:p>
      <text:p text:style-name="P5"/>
      <text:p text:style-name="P5">Veja só que “riqueza” de registros! Tudo isso graças a permissão de nulo e ao valor default. </text:p>
      <text:p text:style-name="P5"/>
      <text:p text:style-name="P5"><text:span text:style-name="Strong_20_Emphasis">Nulo </text:span></text:p>
      <text:p text:style-name="P5">create table nula2(c1 int primary key, c2 int check(c2 &gt; 0), c3 int); </text:p>
      <text:p text:style-name="P5">insert into nula2(c1,c2,c3) values (1,default,4); -- Será válido. Importante: use not null </text:p>
      <text:p text:style-name="P5">insert into nula2(c1,c2,c3) values (2,-3,4) </text:p>
      <text:p text:style-name="P5">select * from nula2; </text:p>
      <text:p text:style-name="P5">c1 | c2 | c3 </text:p>
      <text:p text:style-name="P5">----+----+---- </text:p>
      <text:p text:style-name="P5">1 | | 4 </text:p>
      <text:p text:style-name="P5">(1 registro) </text:p>
      <text:p text:style-name="P5"/>
      <text:p text:style-name="P5">Uma "incoerência" no comportamento do nulo, que reforça a recomendação de se evitar seu uso. </text:p>
      <text:p text:style-name="P5"/>
      <text:p text:style-name="P5"><text:span text:style-name="Strong_20_Emphasis">Chave artificial </text:span></text:p>
      <text:p text:style-name="P5">create table artificial(c1 serial primary key, t1 text, t2 text); </text:p>
      <text:p text:style-name="P5">insert into artificial(t1,t2) values ('a','b'),('a','b'),('a','b'),('a','b'),('a','b'),('a','b'); </text:p>
      <text:p text:style-name="P5">select * from artificial; </text:p>
      <text:p text:style-name="P5">c1 | t1 | t2 </text:p>
      <text:p text:style-name="P5">----+----+---- </text:p>
      <text:p text:style-name="P5">1 | a | b </text:p>
      <text:p text:style-name="P5">2 | a | b </text:p>
      <text:p text:style-name="P5">3 | a | b </text:p>
      <text:p text:style-name="P5">4 | a | b </text:p>
      <text:p text:style-name="P5">5 | a | b </text:p>
      <text:p text:style-name="P5">6 | a | b </text:p>
      <text:p text:style-name="P5">(6 registros) </text:p>
      <text:p text:style-name="P5"/>
      <text:p text:style-name="P5">Este ganha dos demais, em minha opinião. O cara cria uma chave tipo ID, que ela é a única coisa que não pode ser duplicada. </text:p>
      <text:p text:style-name="P5"><text:soft-page-break/>Então veja que todos os registros estão duplicados, pois a responsabilidade do SGBD é apenas a de não duplicar o campo c1. </text:p>
      <text:p text:style-name="P5"/>
      <text:p text:style-name="P5">Sugestão: para tabelas secundárias (daquelas com código e descrição), sempre usar a restrição UNIQUE no campo descrição. </text:p>
      <text:p text:style-name="P5">Para tabelas primárias sempre que possível use chaves naturais. </text:p>
      <text:p text:style-name="Standard"/>
      <text:p text:style-name="Standard"/>
      <text:p text:style-name="Standard"><text:span text:style-name="Strong_20_Emphasis">Integridade Referencial </text:span></text:p>
      <text:p text:style-name="Standard"/>
      <text:p text:style-name="Standard">Garante que um mesmo valor apareça em duas relações. </text:p>
      <text:p text:style-name="Standard">Tradução livre do documentação "CBT Integrity Referential": </text:p>
      <text:p text:style-name="Standard"><text:a xlink:type="simple" xlink:href="http://techdocs.postgresql.org/college/002_referentialintegrity/" text:style-name="Internet_20_link" text:visited-style-name="Visited_20_Internet_20_Link">http://techdocs.postgresql.org/college/002_referentialintegrity/</text:a> </text:p>
      <text:p text:style-name="Standard">Integridade Referencial (relacionamento) é onde uma informação em uma tabela se refere à informações em outra tabela e o banco de dados reforça a integridade. </text:p>
      <text:p text:style-name="Standard"/>
      <text:p text:style-name="Standard"><text:span text:style-name="Strong_20_Emphasis">Onde é Utilizado? </text:span></text:p>
      <text:p text:style-name="Standard"/>
      <text:p text:style-name="Standard">Onde pelo menos em uma tabela precisa se referir para informações em outra tabela e ambas precisam ter seus dados sincronizados. </text:p>
      <text:p text:style-name="Standard">Exemplo: uma tabela com uma lista de clientes e outra tabela com uma lista dos pedidos efetuados por eles. </text:p>
      <text:p text:style-name="Standard"/>
      <text:p text:style-name="Standard">Com integridade referencial devidamente implantada nestas tabelas, o banco irá garantir que você nunca irá cadastrar um pedido na tabela pedidos de um cliente que não exista na tabela clientes. </text:p>
      <text:p text:style-name="Standard"/>
      <text:p text:style-name="Standard">O banco pode ser instruído para automaticamente atualizar ou excluir entradas nas tabelas quando necessário. </text:p>
      <text:p text:style-name="Standard"><text:span text:style-name="Strong_20_Emphasis"/></text:p>
      <text:p text:style-name="Standard"><text:span text:style-name="Strong_20_Emphasis">Primary Key (Chave Primária)</text:span> - é o campo de uma tabela criado para que as outras tabelas relacionadas se refiram a ela por este campo. Impede mais de um registro com valores iguais. É a combinação interna de UNIQUE e NOT NULL. </text:p>
      <text:p text:style-name="Standard"/>
      <text:p text:style-name="Standard">Qualquer campo em outra tabela do banco pode se referir ao campo chave primária, desde que tenham o mesmo tipo de dados e tamanho da chave primária. </text:p>
      <text:p text:style-name="Standard"><text:span text:style-name="Strong_20_Emphasis"/></text:p>
      <text:p text:style-name="Standard"><text:span text:style-name="Strong_20_Emphasis">Exemplo: </text:span></text:p>
      <text:p text:style-name="Standard">clientes (codigo INTEGER, nome_cliente VARCHAR(60)) </text:p>
      <text:p text:style-name="Standard">codigo nome_cliente </text:p>
      <text:p text:style-name="Standard">1 PostgreSQL inc. </text:p>
      <text:p text:style-name="Standard">2 RedHat inc. </text:p>
      <text:p text:style-name="Standard"/>
      <text:p text:style-name="Standard">pedidos (relaciona-se à Clientes pelo campo cod_cliente) </text:p>
      <text:p text:style-name="Standard">cod_pedido cod_cliente descricao</text:p>
      <text:p text:style-name="Standard"/>
      <text:p text:style-name="Standard">Caso tentemos cadastrar um pedido com cod_cliente 2 ele será aceito. </text:p>
      <text:p text:style-name="Standard">Mas caso tentemos cadastrar um pedido com cod_cliente 3 ele será recusado pelo banco. </text:p>
      <text:p text:style-name="Standard"><text:span text:style-name="Strong_20_Emphasis"/></text:p>
      <text:p text:style-name="Standard"><text:soft-page-break/><text:span text:style-name="Strong_20_Emphasis">Criando uma Chave Primária </text:span></text:p>
      <text:p text:style-name="Standard">Deve ser criada quando da criação da tabela, para garantir valores exclusivos no campo. </text:p>
      <text:p text:style-name="Standard"/>
      <text:p text:style-name="Standard">CREATE TABLE clientes(cod_cliente BIGINT, nome_cliente VARCHAR(60) </text:p>
      <text:p text:style-name="Standard">PRIMARY KEY (cod_cliente)); </text:p>
      <text:p text:style-name="Standard"><text:span text:style-name="Strong_20_Emphasis"/></text:p>
      <text:p text:style-name="Standard"><text:span text:style-name="Strong_20_Emphasis">Criando uma Chave Estrangeira (Foreign Keys) </text:span></text:p>
      <text:p text:style-name="Standard">É o campo de uma tabela que se refere ao campo Primary Key de outra. </text:p>
      <text:p text:style-name="Standard"/>
      <text:p text:style-name="Standard">O campo pedidos.cod_cliente refere-se ao campo clientes.codigo, então pedidos.cod_cliente é uma chave estrangeira, que é o campo que liga esta tabela a uma outra.</text:p>
      <text:p text:style-name="Standard"/>
      <text:p text:style-name="Standard">CREATE TABLE pedidos( </text:p>
      <text:p text:style-name="Standard">cod_pedido BIGINT, </text:p>
      <text:p text:style-name="Standard">cod_cliente BIGINT REFERENCES clientes, </text:p>
      <text:p text:style-name="Standard">descricao VARCHAR(60) </text:p>
      <text:p text:style-name="Standard">); </text:p>
      <text:p text:style-name="Standard"/>
      <text:p text:style-name="Standard">Outro exemplo: </text:p>
      <text:p text:style-name="Standard"/>
      <text:p text:style-name="Standard">FOREIGN KEY (campoa, campob) </text:p>
      <text:p text:style-name="Standard">REFERENCES tabela1 (campoa, campob) </text:p>
      <text:p text:style-name="Standard">ON UPDATE CASCADE </text:p>
      <text:p text:style-name="Standard">ON DELETE CASCADE); </text:p>
      <text:p text:style-name="Standard"/>
      <text:p text:style-name="Standard">Cuidado com exclusão em cascata. Somente utilize com certeza do que faz. </text:p>
      <text:p text:style-name="Standard">Dica: Caso desejemos fazer o relacionamento com um campo que não seja a chave primária, devemos passar este campo entre parênteses após o nome da tabela e o mesmo deve obrigatoriamente ser UNIQUE. </text:p>
      <text:p text:style-name="Standard">... </text:p>
      <text:p text:style-name="Standard">cod_cliente BIGINT REFERENCES clientes(nomecampo), </text:p>
      <text:p text:style-name="Standard">... </text:p>
      <text:p text:style-name="Standard"><text:span text:style-name="Strong_20_Emphasis"/></text:p>
      <text:p text:style-name="Standard"><text:span text:style-name="Strong_20_Emphasis">Parâmetros Opcionais: </text:span></text:p>
      <text:p text:style-name="Standard"><text:span text:style-name="Strong_20_Emphasis">ON UPDATE parametro e ON DELETE parametro. </text:span></text:p>
      <text:p text:style-name="Standard"><text:span text:style-name="Strong_20_Emphasis">ON UPDATE paramentros: </text:span></text:p>
      <text:p text:style-name="Standard"/>
      <text:p text:style-name="Standard"><text:span text:style-name="Strong_20_Emphasis">NO ACTION (RESTRICT)</text:span> - quando o campo chave primária está para ser atualizado a atualização é abortada caso um registro em uma tabela referenciada tenha um valor mais antigo. Este parâmetro é o default quando esta cláusula não recebe nenhum parâmetro. </text:p>
      <text:p text:style-name="Standard"/>
      <text:p text:style-name="Standard">Exemplo: ERRO Ao tentar usar:</text:p>
      <text:p text:style-name="Standard"/>
      <text:p text:style-name="Standard">UPDATE clientes SET codigo = 5 WHERE codigo = 2. </text:p>
      <text:p text:style-name="Standard"/>
      <text:p text:style-name="Standard">Ele vai tentar atualizar o código para 5 mas como em pedidos existem registros do cliente 2 haverá o erro. </text:p>
      <text:p text:style-name="Standard"/>
      <text:p text:style-name="Standard"><text:soft-page-break/><text:span text:style-name="Strong_20_Emphasis">CASCADE (Em Cascata)</text:span> - Quando o campo da chave primária é atualizado, registros na tabela referenciada são atualizados. </text:p>
      <text:p text:style-name="Standard"/>
      <text:p text:style-name="Standard">Exemplo: Funciona: Ao tentar usar "UPDATE clientes SET codigo = 5 WHERE codigo = 2. </text:p>
      <text:p text:style-name="Standard"/>
      <text:p text:style-name="Standard">Ele vai tentar atualizar o código para 5 e vai atualizar esta chave também na tabela pedidos.</text:p>
      <text:p text:style-name="Standard"/>
      <text:p text:style-name="Standard"><text:span text:style-name="Strong_20_Emphasis">SET NULL (atribuir NULL)</text:span> - Quando um registro na chave primária é atualizado, todos os campos dos registros referenciados a este são setados para NULL. </text:p>
      <text:p text:style-name="Standard"/>
      <text:p text:style-name="Standard">Exemplo: UPDATE clientes SET codigo = 9 WHERE codigo = 5; </text:p>
      <text:p text:style-name="Standard"/>
      <text:p text:style-name="Standard">Na clientes o codigo vai para 5 e em pedidos, todos os campos cod_cliente com valor 5 serão setados para NULL. </text:p>
      <text:p text:style-name="Standard"/>
      <text:p text:style-name="Standard"><text:span text:style-name="Strong_20_Emphasis">SET DEFAULT (assumir o Default)</text:span> - Quando um registro na chave primária é atualizado, todos os campos nos registros relacionados são setados para seu valor DEFAULT. </text:p>
      <text:p text:style-name="Standard"/>
      <text:p text:style-name="Standard">Exemplo: se o valor default do codigo de clientes é 999, então UPDATE clientes SET codigo = 10 WHERE codigo = 2. Após esta consulta o campo código </text:p>
      <text:p text:style-name="Standard">com valor 2 em clientes vai para 999 e também todos os campos cod_cliente em pedidos. </text:p>
      <text:p text:style-name="Standard"/>
      <text:p text:style-name="Standard"><text:span text:style-name="Strong_20_Emphasis">ON DELETE parametros: </text:span></text:p>
      <text:p text:style-name="Standard"/>
      <text:p text:style-name="Standard"><text:span text:style-name="Strong_20_Emphasis">NO ACTION (RESTRICT)</text:span> - Quando um campo de chave primária está para ser deletado, a exclusão será abortada caso o valor de um registro na tabela referenciada seja mais velho. </text:p>
      <text:p text:style-name="Standard"/>
      <text:p text:style-name="Standard">Este parâmetro é o default quando esta cláusula não recebe nenhum parâmetro. </text:p>
      <text:p text:style-name="Standard"/>
      <text:p text:style-name="Standard">Exemplo: ERRO em DELETE FROM clientes WHERE codigo = 2. Não funcionará caso o cod_cliente em pedidos contenha um valor mais antigo que codigo em clientes. </text:p>
      <text:p text:style-name="Standard"/>
      <text:p text:style-name="Standard"><text:span text:style-name="Strong_20_Emphasis">CASCADE</text:span> - Quando um registro com a chave primária é excluído, todos os registros relacionados com aquela chave são excluídos. </text:p>
      <text:p text:style-name="Standard"/>
      <text:p text:style-name="Standard"><text:span text:style-name="Strong_20_Emphasis">SET NULL</text:span> - Quando um registro com a chave primária é excluído, os respectivos campos na tabela relacionada são setados para NULL. </text:p>
      <text:p text:style-name="Standard"><text:span text:style-name="Strong_20_Emphasis">SET DEFAULT</text:span> - Quando um registro com a chave primária é excluído, os campos respectivos da tabela relacionada são setados para seu valor DEFAULT. </text:p>
      <text:p text:style-name="Standard"/>
      <text:p text:style-name="Standard"><text:span text:style-name="Strong_20_Emphasis">Excluindo Tabelas Relacionadas </text:span></text:p>
      <text:p text:style-name="Standard"/>
      <text:p text:style-name="Standard">Para excluir tabelas relacionadas, antes devemos excluir a tabela com chave estrangeira. </text:p>
      <text:p text:style-name="Standard"/>
      <text:p text:style-name="Standard"/>
      <text:p text:style-name="Standard">PK 1 -----&gt; N FK </text:p>
      <text:p text:style-name="Standard"/>
      <text:p text:style-name="Standard">Do lado 1 é exigida uma PK ou uma constraint UNIQUE. </text:p>
      <text:p text:style-name="Standard"><text:soft-page-break/>Lado 1 não permite nulos. </text:p>
      <text:p text:style-name="Standard">Lado N permite nulos mas se existir a integridade garantida. </text:p>
      <text:p text:style-name="Standard"/>
      <text:p text:style-name="Standard">PK (Chave Primária) - é formada internamente por UNIQUE e NOT NULL </text:p>
      <text:p text:style-name="Standard">UNIQUE (Chave candidata) - permite nulos </text:p>
      <text:p text:style-name="Standard">FK (Chave Estrangeira) - permite nulos, mas se um campo for nulo estará satisfeita a constrint em consequência em consequência violada a integridade. </text:p>
      <text:p text:style-name="Standard"/>
      <text:p text:style-name="Standard">Recomendação: sempre usar NOT NULL nos campos da FK. </text:p>
      <text:p text:style-name="Standard"/>
      <text:h text:style-name="P11" text:outline-level="1" text:is-list-header="true"/>
      <text:h text:style-name="P12" text:outline-level="1" text:is-list-header="true">Expressões Regulares para uso em Modelagem de Bancos de Dados</text:h>
      <text:p text:style-name="Text_20_body">As expressões regulares são um grande recurso para ajudar a garantir a integridade das informações, em especial no uso com domínios. </text:p>
      <text:p text:style-name="Text_20_body"><text:line-break/>Em ciência da computação, uma expressão regular (ou o estrangeirismo regex, abreviação do inglês regular expression) provê uma forma concisa e flexível de identificar cadeias de caracteres de interesse, como caracteres particulares, palavras ou padrões de caracteres. Expressões regulares são escritas numa linguagem formal que pode ser interpretada por um processador de expressão regular, um programa que ou serve um gerador de analisador sintático ou examina o texto e identifica partes que casam com a especificação dada.<text:line-break/><text:line-break/>O termo deriva do trabalho do matemático norte-americano Stephen Cole Kleene, que desenvolveu as expressões regulares como uma notação ao que ele chamava de álgebra de conjuntos regulares. Seu trabalho serviu de base para os primeiros algoritmos computacionais de busca, e depois para algumas das mais antigas ferramentas de tratamento de texto da plataforma Unix.<text:line-break/><text:line-break/>O uso atual de expressões regulares inclui procura e substituição de texto em editores de texto e linguagens de programação, validação de formatos de texto (validação de protocolos ou formatos digitais), realce de sintaxe e filtragem de informação.<text:line-break/>(Wikipedia - http://pt.wikipedia.org/wiki/Express%C3%B5es_regulares)<text:line-break/><text:line-break/><text:line-break/><text:span text:style-name="Strong_20_Emphasis">Correspondência com o Padrão e Expressões Regulares no PostgreSQL</text:span><text:line-break/><text:line-break/>O PostgreSQL suporta várias formas de correspondência com o padrão (pattern matching): o tradicional operador SQL LIKE, <text:line-break/>o mais recente operador SIMILAR TO (adicionado no SQL 1999) e as expressões regulares estilo POSIX (também implementada na unção substring).<text:line-break/><text:line-break/>As regex são um recurso muito útil aos DBAs. As expressões regulares oferecem força e agilidade.<text:line-break/><text:line-break/><text:span text:style-name="Strong_20_Emphasis">LIKE</text:span><text:line-break/><text:line-break/>LIKE - case sensitive<text:line-break/>ILIKE - case insensitive<text:line-break/><text:line-break/>Caracteres Coringa:<text:line-break/><text:line-break/>% - 0 ou mais caracteres<text:line-break/>_ - 1 único caractere<text:line-break/><text:line-break/>NOT LIKE<text:line-break/>~~ = LIKE<text:line-break/>~~* = ILIKE<text:line-break/>!~~ = NOT LIKE<text:line-break/>!~~* = NOT ILIKE<text:line-break/><text:soft-page-break/><text:span text:style-name="Strong_20_Emphasis">SIMILAR TO</text:span><text:line-break/><text:line-break/>Semelhante ao LIKE mas usa expressões regulares do SQL.<text:line-break/>Assim como o LIKE somente é válido quando toda a string corresponde ao padrão.<text:line-break/><text:line-break/>Em expressões regulares qualquer parte da string pode corresponder ao padrão.<text:line-break/><text:line-break/>Caracteres coringa:<text:line-break/>% - 0 ou mais caracteres<text:line-break/>_ - 1 único caractere<text:line-break/><text:line-break/>Adiciona:<text:line-break/><text:line-break/>| - ou<text:line-break/>* - 0 ou mais vezes<text:line-break/>+ - 1 ou mais vezes<text:line-break/>() - agrupar itens<text:line-break/>[] - similar ao POSIX<text:line-break/><text:line-break/><text:line-break/><text:span text:style-name="Strong_20_Emphasis">POSIX</text:span><text:line-break/><text:line-break/>~ - case sensitive e corresponde<text:line-break/>~* - case insensitive e corresponde<text:line-break/>!~ - case sensitive e não corresponde<text:line-break/>!~* - case insensitive e não corresponde<text:line-break/><text:line-break/><text:line-break/><text:span text:style-name="Strong_20_Emphasis">Átomos do Padrão</text:span><text:line-break/><text:line-break/>(er) - expressão regular. Correspondência para a er<text:line-break/>[caracteres] - corresponde a qualquer dos caracteres<text:line-break/>\k - caractere não alfanumérico<text:line-break/>\c - caractere alfanumérico<text:line-break/>. - qualquer único caractere<text:line-break/>x - este é o único caractere sem função, representa 'x' mesmo<text:line-break/><text:line-break/>[:alnum:] <text:s text:c="4"/>Caracteres alfanuméricos, o que no caso de ASCII corresponde a [A-Za-z0-9].<text:line-break/>[:alpha:] <text:s text:c="4"/>Caracteres alfabéticos, o que no caso de ASCII corresponde a [A-Za-z].<text:line-break/>[:blank:] <text:s text:c="4"/>Espaço e tabulação, o que no caso de ASCII corresponde a [ \t].<text:line-break/>[:cntrl:] <text:s text:c="4"/>Caracteres de controle, o que no caso de ASCII corresponde a [\x00-\x1F\x7F].<text:line-break/>[:digit:] <text:s text:c="4"/>Dígitos, o que no caso de ASCII corresponde a [0-9]. O Perl oferece o atalho \d.<text:line-break/>[:graph:] <text:s text:c="4"/>Caracteres visíveis, o que no caso de ASCII corresponde a [\x21-\x7E].<text:line-break/>[:lower:] <text:s text:c="4"/>Caracteres em caixa baixa, o que no caso de ASCII corresponde a [a-z].<text:line-break/>[:print:] <text:s text:c="4"/>Caracteres visíveis e espaços, o que no caso de ASCII corresponde a [\x20-\x7E].<text:line-break/>[:punct:] <text:s text:c="4"/>Caracteres de pontuação, o que no caso de ASCII corresponde a [-!"#$%&amp;'()*+,./:;&lt;=&gt;?@[\\\]_`{|}~].<text:line-break/>[:space:] <text:s text:c="4"/>Caracteres de espaços em branco, o que no caso de ASCII corresponde a [ \t\r\n\v\f]. O <text:soft-page-break/>Perl oferece o atalho \s, que, entretanto, não é exatamente equivalente; diferente do \s, a classe ainda inclui um tabulador vertical, \x11 do ASCII.[4]<text:line-break/>[:upper:] <text:s text:c="4"/>Caracteres em caixa alta, o que no caso de ASCII corresponde a [A-Z].<text:line-break/>[:xdigit:] <text:s text:c="4"/>Dígitos hexadecimais, o que no caso de ASCII corresponde a [A-Fa-f0-9].<text:line-break/><text:line-break/>Expressões regulares não podem terminar com \.<text:line-break/><text:line-break/><text:line-break/><text:span text:style-name="Strong_20_Emphasis">Quantificadores dos caracteres do Padrão:</text:span><text:line-break/><text:line-break/>* - <text:s text:c="3"/>uma seqüência de 0 ou mais correspondências do átomo<text:line-break/>+ - <text:s text:c="3"/>uma seqüência de 1 ou mais correspondências do átomo<text:line-break/>? - <text:s text:c="3"/>uma seqüência de 0 ou 1 correspondência do átomo<text:line-break/>{m} - uma seqüência de exatamente m correspondências do átomo<text:line-break/>{m,} - uma seqüência de m ou mais correspondências do átomo<text:line-break/>{m,n} - <text:s text:c="3"/>uma seqüência de m a n (inclusive) correspondências do átomo; m não pode ser maior do que n<text:line-break/><text:line-break/><text:line-break/><text:span text:style-name="Strong_20_Emphasis">Caracteres Delimitadores do Padrão</text:span><text:line-break/><text:line-break/>^ - início da string<text:line-break/>$ - final da string<text:line-break/><text:line-break/><text:line-break/><text:span text:style-name="Strong_20_Emphasis">Alguns exemplos:</text:span><text:line-break/><text:line-break/>SELECT regexp_matches('foobarbequebazilbarfbonk', '(b[^b]+)(b[^b]+)', 'g');<text:line-break/>regexp_split_to_table function splits a string using a POSIX regular expression pattern as a delimiter.<text:line-break/> The regexp_split_to_array function behaves the same as regexp_split_to_table, except that regexp_split_to_array returns its result as an array of text. It has the syntax regexp_split_to_array(string, pattern [, flags ]). The parameters are the same as for regexp_split_to_table.<text:line-break/>SELECT foo FROM regexp_split_to_table('the quick brown fox jumped over the lazy dog', E'\\\s+') AS foo;<text:line-break/> <text:s/>foo <text:s text:c="2"/><text:line-break/>--------<text:line-break/> the <text:s text:c="3"/><text:line-break/> quick <text:s/><text:line-break/> brown <text:s/><text:line-break/> fox <text:s text:c="3"/><text:line-break/> jumped <text:line-break/> over <text:s text:c="2"/><text:line-break/> the <text:s text:c="3"/><text:line-break/> lazy <text:s text:c="2"/><text:line-break/> dog <text:s text:c="3"/><text:line-break/>(9 rows)<text:line-break/><text:soft-page-break/>SELECT regexp_split_to_array('the quick brown fox jumped over the lazy dog', E'\\s+');<text:line-break/> <text:s text:c="13"/>regexp_split_to_array <text:s text:c="12"/><text:line-break/>------------------------------------------------<text:line-break/> {the,quick,brown,fox,jumped,over,the,lazy,dog}<text:line-break/>(1 row)<text:line-break/><text:line-break/>SELECT foo FROM regexp_split_to_table('the quick brown fox', E'\\s*') AS foo;<text:line-break/><text:line-break/>Example of how to escape "_" in s aimple query<text:line-break/><text:line-break/> <text:s/>create table foo (str varchar(16));<text:line-break/> <text:s/>insert into foo (str) values ('abc.defghi');<text:line-break/> <text:s/>insert into foo (str) values ('abc_defghi');<text:line-break/><text:line-break/>I want to select all strings starting with abc_def<text:line-break/><text:line-break/> <text:s/>select * from foo where str like E'abc\\_def%';<text:line-break/><text:line-break/>&gt; Fernando Brombatti wrote:<text:line-break/>&gt;&gt; Alguém já usou função para extrair números de uma string?<text:line-break/>&gt;&gt;<text:line-break/>&gt;&gt; Ex.: AB345CD234 <text:s/>=&gt; 345234<text:line-break/>&gt;<text:line-break/>&gt;<text:line-break/>&gt; lista=# select regexp_replace('AB345CD234', '[A-Z]', '','g');<text:line-break/>&gt; <text:s text:c="2"/>regexp_replace<text:line-break/>&gt; ----------------<text:line-break/>&gt; <text:s text:c="2"/>345234<text:line-break/>&gt; (1 row)<text:line-break/>&gt;<text:line-break/>Dica na lista pgbe-geral:</text:p>
      <text:p text:style-name="Text_20_body">Complementando a resposta do Shander:<text:line-break/><text:line-break/>Caso sua string possa conter outros caracteres não numéricos, além das<text:line-break/>letras [A-Z], o uso de '[^[:digit:]]' é mais abrangente.<text:line-break/>http://www.postgresql.org/docs/current/interactive/functions-matching.html#FUNCTIONS-POSIX-REGEXP<text:line-break/><text:line-break/>bdteste=# SELECT regexp_replace('AB3,45CD/xz234', '[^[:digit:]]', '',<text:line-break/>'g');<text:line-break/> regexp_replace<text:line-break/>----------------<text:line-break/> 345234<text:line-break/>Osvaldo<text:line-break/><text:line-break/><text:span text:style-name="Strong_20_Emphasis">Bom tutorial no site: </text:span><text:line-break/><text:a xlink:type="simple" xlink:href="http://www.oreillynet.com/pub/a/databases/2006/02/02/postgresq_regexes.html" office:target-frame-name="_blank" xlink:show="new" text:style-name="Internet_20_link" text:visited-style-name="Visited_20_Internet_20_Link">http://www.oreillynet.com/pub/a/databases/2006/02/02/postgresq_regexes.html</text:a> <text:line-break/><text:line-break/><text:soft-page-break/>Reprozindo aqui os exemplos do tutorial adaptados.<text:line-break/></text:p>
      <text:p text:style-name="Text_20_body">Vamos criar uma tabela:<text:line-break/><text:line-break/>CREATE DATABASE regex;<text:line-break/><text:line-break/>CREATE TABLE myrecords(record text);<text:line-break/><text:line-break/>Insira os registros:<text:line-break/>insert into myrecords (record) values <text:line-break/>('a'),<text:line-break/>('ab'),<text:line-break/>('abc'),<text:line-break/>('123abc'),<text:line-break/>('132abc'),<text:line-break/>('123ABC'),<text:line-break/>('abc123'),<text:line-break/>('4567'),<text:line-break/>('5678'),<text:line-break/>('6789');<text:line-break/><text:line-break/>Consultas simples usam o operador ~ (til) seguido por uma string e retornam somente os que atendem ao case.<text:line-break/>SELECT record FROM myrecords WHERE record ~ '1'; -- Retornaram todos os registros que contenham '1'.<text:line-break/>SELECT record FROM myrecords WHERE record ~ 'a';<text:line-break/>SELECT record FROM myrecords WHERE record ~ 'A';<text:line-break/>SELECT record FROM myrecords WHERE record ~ '3a';<text:line-break/><text:line-break/>Para retornar sem olhar o case usamos ~*:<text:line-break/>SELECT record FROM myrecords WHERE record ~* 'a';<text:line-break/>SELECT record FROM myrecords WHERE record ~* '3a';<text:line-break/><text:line-break/>Agora não trazendo o que contém a string e sensível ao case !~:<text:line-break/>SELECT record FROM myrecords WHERE record !~ '1';<text:line-break/><text:line-break/>Trazendo sem olhar o case e não trazendo onde tem a string !~*:<text:line-break/>SELECT record FROM myrecords WHERE record !~* 'c';<text:line-break/><text:line-break/>Trazendo as strings que comecem com um certo caractere (^):<text:line-break/>SELECT record FROM myrecords WHERE record ~ '^1';<text:line-break/>SELECT record FROM myrecords WHERE record ~ '^a';<text:line-break/>SELECT record FROM myrecords WHERE record ~* '^a';<text:line-break/><text:line-break/>Terminados com ($):<text:line-break/>SELECT record FROM myrecords WHERE record ~ 'c$';<text:line-break/>SELECT record FROM myrecords WHERE record ~ 'bc$';<text:line-break/>SELECT record FROM myrecords WHERE record ~* 'bc$';<text:line-break/><text:soft-page-break/>Veja agora algumas consultas e analise seus resultados:<text:line-break/>SELECT record FROM myrecords WHERE record ~ '[a]'; -- Qualquer que tenha a<text:line-break/>SELECT record FROM myrecords WHERE record ~ '[A]'; -- Qualquer que tenha A<text:line-break/>SELECT record FROM myrecords WHERE record ~* '[a]'; -- Qualquer que tenha a ou A<text:line-break/>SELECT record FROM myrecords WHERE record ~ '[ac]'; -- Qualquer que tenha a ou c<text:line-break/>SELECT record FROM myrecords WHERE record ~ '[ac7]'; -- Qualquer que tenha a ou c ou 7<text:line-break/>SELECT record FROM myrecords WHERE record ~ '[a7A]'; -- Qualquer que tenha a ou 7 ou A<text:line-break/>SELECT record FROM myrecords WHERE record ~* '[ac7]'; <text:s/>-- Qualquer que tenha a ou c ou 7 sem olhar o case<text:line-break/><text:line-break/>SELECT record FROM myrecords WHERE record ~ '[z]';<text:line-break/>SELECT record FROM myrecords WHERE record ~ '[z7]';<text:line-break/><text:line-break/>SELECT record FROM myrecords WHERE record !~ '[4a]';<text:line-break/><text:line-break/>Procurar por uma faixa de valores:<text:line-break/>SELECT record FROM myrecords WHERE record ~ '[1-4]';<text:line-break/><text:line-break/>Outros de faixa:<text:line-break/>SELECT record FROM myrecords WHERE record ~ '[a-c5]';<text:line-break/>SELECT record FROM myrecords WHERE record ~* '[a-c5]';<text:line-break/>SELECT record FROM myrecords WHERE record ~ '[a-cA-C5-7]'; -- 3 faixas, a-c, A-C e 5-7<text:line-break/><text:line-break/>Correspondendo 2 ou mais caracteres:<text:line-break/>SELECT record FROM myrecords WHERE record ~ '3[a]';<text:line-break/>SELECT record FROM myrecords WHERE record ~ '[3][a]';<text:line-break/>SELECT record FROM myrecords WHERE record ~ '[1-3]3[a]';<text:line-break/><text:line-break/>SELECT record FROM myrecords WHERE record ~ '[23][a]';<text:line-break/>SELECT record FROM myrecords WHERE record ~ '[2-3][a]';<text:line-break/>SELECT record FROM myrecords WHERE record ~ '[a-b][b-c]';<text:line-break/><text:line-break/>Nesta ordem:<text:line-break/>SELECT record FROM myrecords WHERE record ~ '[a][c]';<text:line-break/><text:line-break/>Iniciando com dígitos:<text:line-break/>SELECT record FROM myrecords WHERE record ~ '^[0-9]$';<text:line-break/><text:line-break/>Fazendo escolhas (ou |):<text:line-break/>SELECT record FROM myrecords WHERE record ~ '^a|c$';<text:line-break/><text:line-break/>Começando com a ou 5 ou terminando com c:<text:line-break/>SELECT record FROM myrecords WHERE record ~ '^a|c$|^5';<text:line-break/><text:line-break/>SELECT record FROM myrecords WHERE record ~ '[^0-9|^a-z]';<text:line-break/><text:line-break/>Repetindo Caracteres:<text:line-break/>SELECT record FROM myrecords WHERE record ~ 'a*'; -- 0 ou mais<text:line-break/><text:soft-page-break/><text:line-break/>SELECT record FROM myrecords WHERE record ~ 'b+'; -- 1 ou mais<text:line-break/><text:line-break/>SELECT record FROM myrecords WHERE record ~ 'a?'; -- 0 ou 1<text:line-break/><text:line-break/>SELECT record FROM myrecords WHERE record ~ '[0-9]{3}'; -- Exatamente uma quantidade, usar {#}<text:line-break/><text:line-break/>SELECT record FROM myrecords WHERE record ~ '[0-9]{4,}'; -- Exatamente ou mais, usar {#,}<text:line-break/><text:line-break/>SELECT record FROM myrecords WHERE record ~ '[a-c0-9]{2,3}'; -- Exatamente de 2 até 3, inclusive<text:line-break/><text:line-break/><text:line-break/><text:line-break/>Exemplos com a função Substring:<text:line-break/><text:line-break/>CREATE TABLE log(record text);<text:line-break/><text:line-break/>Inserir registros:<text:line-break/>insert into log (record) values <text:line-break/>('a'),<text:line-break/>('ab'),<text:line-break/>('abc'),<text:line-break/>('123abc'),<text:line-break/>('132abc'),<text:line-break/>('123ABC'),<text:line-break/>('abc123'),<text:line-break/>('4567'),<text:line-break/>('5678'),<text:line-break/>('6789');<text:line-break/><text:line-break/><text:line-break/>SELECT substring(record, '[a-zA-Z0-9:. ]{1,}') FROM log LIMIT 1;<text:line-break/><text:line-break/>SELECT date(substring(record, '[a-zA-Z ]{1,}[0-9]{1,}') || ' 2005') AS "Date" FROM log LIMIT 1;<text:line-break/><text:line-break/>SELECT substring('Nov <text:s/>3 07:37:51 localhost', '[:0-9]{2,}') AS "Time";<text:line-break/><text:line-break/>SELECT substring('Nov <text:s/>30 07:37:51 localhost', '[:0-9]{2,}') AS "Time";<text:line-break/><text:line-break/>SELECT substring('Nov <text:s/>30 07:37:51 localhost', '[:0-9]{3,}') AS "Time";<text:line-break/><text:line-break/>SELECT substring(record, '[:0-9]{3,}') AS "Time" FROM log LIMIT 1;<text:line-break/><text:line-break/>SELECT substring(record, 'SRC=*([.0-9]{2,})') AS "IP Address" FROM log LIMIT 1;<text:line-break/><text:line-break/>SELECT substring(record, 'SPT=*([.0-9]{2,})') AS "Remote Source Port"<text:line-break/><text:soft-page-break/> <text:s text:c="3"/>FROM log LIMIT 1;<text:line-break/>SELECT substring(record, 'DPT=*([.0-9]{2,})') AS "Destination Port"<text:line-break/> <text:s text:c="3"/>FROM log LIMIT 1;<text:line-break/><text:line-break/>O SQL completo:<text:line-break/><text:line-break/>SELECT<text:line-break/> <text:s text:c="3"/>date(substring(record, '[a-zA-Z ]{1,}[0-9]{1,}') || ' 2005') AS "Date",<text:line-break/> <text:s text:c="3"/>substring(record, '[:0-9]{3,}') AS "Time",<text:line-break/> <text:s text:c="3"/>substring(record, 'SRC=*([.0-9]{2,})') AS "Remote IP Address",<text:line-break/> <text:s text:c="3"/>substring(record, 'SPT=*([.0-9]{2,})') AS "Remote Source Port",<text:line-break/> <text:s text:c="3"/>substring(record, 'DPT=*([.0-9]{2,})') AS "Destination Port"<text:line-break/>FROM log;<text:line-break/><text:line-break/>Mais detalhes no tutorial e na documentação do PostgreSQL:<text:line-break/>http://pgdocptbr.sourceforge.net/pg80/functions-matching.html<text:line-break/>http://www.postgresql.org/docs/8.3/interactive/functions-matching.html</text:p>
      <text:p text:style-name="Standard"/>
      <text:h text:style-name="P13" text:outline-level="1" text:is-list-header="true"><text:span text:style-name="Strong_20_Emphasis"><text:span text:style-name="T2">Tipos e Domínios </text:span></text:span></text:h>
      <text:p text:style-name="P5">A criação de novos tipos e domínios reforçam e muito a robustez dos bancos de dados. Podemos criar um tipo que seja mais adequado para nosso campo e depois, criar um domínio em cima desse tipo para queseja reforçada a restrição, usando-se constraints como CHECK, NOT NULL, UNIQUE e outras. Veja exemplos. </text:p>
      <text:p text:style-name="P5"><text:s/></text:p>
      <text:p text:style-name="P5"><text:span text:style-name="Strong_20_Emphasis">Tipos </text:span></text:p>
      <text:p text:style-name="P5">create type t_humor as enum(<text:line-break/>'triste','normal','alegre'<text:line-break/>); </text:p>
      <text:p text:style-name="P5">create table humores(chave int, humor t_humor); </text:p>
      <text:p text:style-name="P5">insert into tipos values(1, 'alegre'); </text:p>
      <text:p text:style-name="Text_20_body"/>
      <text:p text:style-name="P5">create type t_sexo as enum(<text:line-break/>'masculino','feminino'<text:line-break/>); </text:p>
      <text:p text:style-name="P5">create table sexos(chave int, sexo t_sexo); </text:p>
      <text:p text:style-name="P5">insert into sexos values(1, lower('Masculino')::tsexo); </text:p>
      <text:p text:style-name="P5">select * from sexos; </text:p>
      <text:p text:style-name="P5">select chave, initcap(sexo::text) from sexos; </text:p>
      <text:p text:style-name="Text_20_body"/>
      <text:p text:style-name="P5"><text:span text:style-name="Strong_20_Emphasis">Domínios </text:span></text:p>
      <text:p text:style-name="P5">CREATE DOMAIN dom_cep AS text<text:line-break/>CONSTRAINT chk_cep CHECK (VALUE ~ '^\\d{8}$') NOT NULL; </text:p>
      <text:p text:style-name="P5">-- Um domínio pode ser usado como tipo, com vantagem de ampliar as restrições </text:p>
      <text:p text:style-name="P5">-- Veja este: numérico, tamanho 8 </text:p>
      <text:p text:style-name="P5">CREATE FUNCTION formata_cep(cep dom_cep) RETURNS TEXT AS $$ </text:p>
      <text:p text:style-name="P5">BEGIN </text:p>
      <text:p text:style-name="P5">RETURN substr(cep,1,5) || '-' || substr(cep,6,3); </text:p>
      <text:p text:style-name="P5">END; </text:p>
      <text:p text:style-name="P5">$$ LANGUAGE plpgsql; </text:p>
      <text:p text:style-name="P5"/>
      <text:p text:style-name="P5">CREATE TABLE tbl_cep (cep dom_cep); </text:p>
      <text:p text:style-name="P5">insert into tbl_cep values ('60430440'); </text:p>
      <text:p text:style-name="P5">insert into tbl_cep values (60430440); </text:p>
      <text:p text:style-name="P5">insert into tbl_cep values ('123mjhyu'); </text:p>
      <text:p text:style-name="P5">insert into tbl_cep values ('123456789'); </text:p>
      <text:p text:style-name="P5"/>
      <text:p text:style-name="P5">SELECT formata_cep(CAST('60420440' AS dom_cep)); -- retorna 60420-440 </text:p>
      <text:p text:style-name="P5"/>
      <text:p text:style-name="P5">SELECT formata_cep('60420440'); </text:p>
      <text:p text:style-name="P5"/>
      <text:p text:style-name="P5">CREATE DOMAIN dom_cep_nn AS text </text:p>
      <text:p text:style-name="P5">CONSTRAINT chk_cep CHECK (VALUE ~ '^\\d{8}$') NOT NULL; </text:p>
      <text:p text:style-name="P5"/>
      <text:p text:style-name="P5"><text:span text:style-name="Strong_20_Emphasis"/></text:p>
      <text:p text:style-name="P8"><text:span text:style-name="Strong_20_Emphasis">Exemplo na versão 8.0: </text:span></text:p>
      <text:p text:style-name="P5">create type sexo as<text:line-break/>(<text:line-break/>m text,f text<text:line-break/>); </text:p>
      <text:p text:style-name="P5"/>
      <text:p text:style-name="P5">CREATE DOMAIN dsexo AS text<text:line-break/>CONSTRAINT chk_sexo CHECK (VALUE = 'feminino' OR VALUE = 'masculino'); </text:p>
      <text:p text:style-name="P5">create table tab_sexo(s dsexo, sx sexo); </text:p>
      <text:p text:style-name="P5">insert into tab_sexo values('feminino', ('d','g')); </text:p>
      <text:p text:style-name="P5">insert into tab_sexo values('feminino', ('d',8)); </text:p>
      <text:p text:style-name="P5">insert into tab_sexo values('masculino', ('d',8)); </text:p>
      <text:p text:style-name="P5">insert into tab_sexo values('dará erro', ('d',8)); </text:p>
      <text:p text:style-name="Standard"/>
      <text:p text:style-name="Standard"/>
      <text:h text:style-name="P12" text:outline-level="1" text:is-list-header="true">Fases de um Projeto de Banco de Dados </text:h>
      <text:p text:style-name="P5"><text:span text:style-name="Strong_20_Emphasis">Projeto de Banco de Dados Relacional </text:span></text:p>
      <text:p text:style-name="P5">Objetivo - gerar um banco de dados que permita armazenar informações sem redundância e recuperá-las com facilidade. </text:p>
      <text:p text:style-name="P5"><text:span text:style-name="Strong_20_Emphasis"/></text:p>
      <text:p text:style-name="P5"><text:span text:style-name="Strong_20_Emphasis">Fases de um Projeto </text:span></text:p>
      <text:p text:style-name="P5">Na modelagem de um banco de dados devemos primeiramente ter conhecimento do ambiente real ao qual será aplicado o modelo. Durante o processo de modelagem deverá ser usado o bom senso e as regras inerentes ao ambiente de aplicação do banco de dados. </text:p>
      <text:p text:style-name="P5"><text:span text:style-name="Strong_20_Emphasis"/></text:p>
      <text:p text:style-name="P5"><text:span text:style-name="Strong_20_Emphasis">1) Levantamento de Requisitos </text:span></text:p>
      <text:p text:style-name="P5">Um modelo de dados de alto nível oferece ao p+rojetista conceitos que o possibilitam especificar as necessidades dos usuários e como o banco será estruturado para atender plenamente todas as necessidades. Aqui são importantes as entrevistas e a avaliação do projetista. </text:p>
      <text:p text:style-name="P5"><text:span text:style-name="Strong_20_Emphasis">Resultado dessa fase</text:span> - Especificação das necessidades dos usuários (levantamento de requisitos). </text:p>
      <text:p text:style-name="P5"/>
      <text:p text:style-name="P5"><text:s/><text:span text:style-name="Strong_20_Emphasis">2) Projeto Conceitual </text:span></text:p>
      <text:p text:style-name="P5">A fase conceitual depende muito da habilidade do projetista e das qualidades do modelo de dados adotado. </text:p>
      <text:p text:style-name="P5">Escolha do modelo de dados, para com ele transcrever as necessidades e informações coletadas para um esquema de banco de dados. </text:p>
      <text:p text:style-name="P5">O projeto conceitual indicará as necessidades funcionais da empresa, as consultas, exclusões, etc. </text:p>
      <text:p text:style-name="P5">Então deve-se rever o esquema dos dados para adequar às necessidades funcionais. </text:p>
      <text:p text:style-name="P5">O projeto conceitual gera o esquema conceitual. No projeto conceitual não se leva em conta o SGBD que será utilizado. </text:p>
      <text:p text:style-name="P5">O propósito do projeto conceitual é descrever o conteúdo de informação do banco de dados ao invés das estruturas de armazenamento. </text:p>
      <text:p text:style-name="P5"><text:span text:style-name="Strong_20_Emphasis"/></text:p>
      <text:p text:style-name="P5"><text:span text:style-name="Strong_20_Emphasis">3) Projeto Lógico</text:span> </text:p>
      <text:p text:style-name="P5">Tem por objetivo avaliar o esquema conceitual frente às necessidades de uso do banco de dados pelos usuários e aplicações, realizando possíveis refinamentos com a finalidade de melhorar o desempenho das operações. </text:p>
      <text:p text:style-name="P5">Um esquema lógico é uma descrição da estrutura do banco de dados que pode ser processada por um SGBD. </text:p>
      <text:p text:style-name="P5">Depende do modelo de dados adotado pelo SGBD, mas não especificamente do SGBD. </text:p>
      <text:p text:style-name="P5">Neste mapeamos o modelo conceitual para o modelo de implementação (físico). </text:p>
      <text:p text:style-name="P5">O projeto lógico gera o esquema lógico. </text:p>
      <text:p text:style-name="P5"><text:span text:style-name="Strong_20_Emphasis"/></text:p>
      <text:p text:style-name="P5"><text:span text:style-name="Strong_20_Emphasis">4) Projeto Físico</text:span> </text:p>
      <text:p text:style-name="P5">Este toma por base o esquema lógico para gerar o esquema físico e é direcionado para um específico SGBD. </text:p>
      <text:p text:style-name="P5">O projeto físico gera o esquema físico. </text:p>
      <text:p text:style-name="P5"/>
      <text:p text:style-name="P5"><text:span text:style-name="Strong_20_Emphasis"/></text:p>
      <text:p text:style-name="P8"><text:span text:style-name="Strong_20_Emphasis">Fases práticas: </text:span></text:p>
      <text:p text:style-name="P5">- Análise de requisitos </text:p>
      <text:p text:style-name="P5">- Identificação das relações e atributos </text:p>
      <text:p text:style-name="P5">- Identificar as chaves das relações </text:p>
      <text:p text:style-name="P5">- Analisar as pendências anteriores e aprofundar a modelagem </text:p>
      <text:p text:style-name="P5">- Focar nos atributos, seus tipos, domínios e constraints. Substituir multivalorados, repetidos e nulos </text:p>
      <text:p text:style-name="P5">- Gerar relacionamentos </text:p>
      <text:p text:style-name="P5"/>
      <text:p text:style-name="P5"><text:span text:style-name="Strong_20_Emphasis">Um Bom Projeto de Banco de Dados Evita: </text:span></text:p>
      <text:p text:style-name="P5">- Inconsistência e redundância </text:p>
      <text:p text:style-name="P5">- Dificuldade de acesso pela falta de planejamento </text:p>
      <text:p text:style-name="P5">- Isolamento de dados </text:p>
      <text:p text:style-name="P5">- Problemas de integridade </text:p>
      <text:p text:style-name="P5">- Problema na falta de atomicidade nas transações </text:p>
      <text:p text:style-name="P5">- Anomalias no acesso concorrente </text:p>
      <text:p text:style-name="P5">- Problemas de segurança </text:p>
      <text:p text:style-name="P5">- Operações entre disco e memória (minimizar) </text:p>
      <text:p text:style-name="P5"><text:s/></text:p>
      <text:p text:style-name="P5">Para normalizar as informações precisamos colher informações detalhadas sobre a empresa real para a qual iremos modelar o banco de dados. </text:p>
      <text:p text:style-name="P5"><text:span text:style-name="Strong_20_Emphasis"/></text:p>
      <text:p text:style-name="P5"><text:span text:style-name="Strong_20_Emphasis">O que evitar? </text:span></text:p>
      <text:p text:style-name="P5">- informações repetidas </text:p>
      <text:p text:style-name="P5">- dificuldade na recuperação de informações</text:p>
      <text:p text:style-name="P5"><text:span text:style-name="Strong_20_Emphasis"/></text:p>
      <text:p text:style-name="P5"><text:span text:style-name="Strong_20_Emphasis">Repetições </text:span></text:p>
      <text:p text:style-name="P5">- desperdiçam espaço </text:p>
      <text:p text:style-name="P5">- dificultam (engessam) atualizações</text:p>
      <text:p text:style-name="P5"><text:span text:style-name="Strong_20_Emphasis"/></text:p>
      <text:p text:style-name="P5"><text:span text:style-name="Strong_20_Emphasis">Exemplo: </text:span></text:p>
      <text:p text:style-name="P5">Temos um cadastro de clientes assim: </text:p>
      <text:p text:style-name="P5">(nome, fone, numero, rua, bairro, cidade, uf). </text:p>
      <text:p text:style-name="P5">Com uma grande quantidade de registros, caso sofra alteração em algum dos campos multivalorados, como uf, teremos que atualizar todos os registros dos clientes. </text:p>
      <text:p text:style-name="P5">Caso normalizemos a tabela de clientes e ufs sejam uma tabela separada apenas se relacionando com clientes, ao alterar uma uf apenas atualizaremos um registro na tabela ufs, sem contar que não cadastraremos a uf em cada cliente, mas apenas uma vez na tabela ufs. </text:p>
      <text:p text:style-name="Text_20_body"><text:s text:c="4"/></text:p>
      <text:p text:style-name="P5"><text:span text:style-name="Strong_20_Emphasis">Decomposição </text:span></text:p>
      <text:p text:style-name="P5">Quando decompomos uma relação em várias, devemos ter cuidado para que não haja perda de informações nas dependências. </text:p>
      <text:p text:style-name="Standard"/>
      <text:h text:style-name="P14" text:outline-level="1" text:is-list-header="true">Ferramentas</text:h>
      <text:p text:style-name="Standard"/>
      <text:h text:style-name="P11" text:outline-level="1" text:is-list-header="true">Validação e Geração de IE em JavaScript </text:h>
      <text:p text:style-name="Text_20_body"><text:s/></text:p>
      <text:p text:style-name="Text_20_body">Como tive dificuldade para encontrar funções tanto em JavaScript quanto em PL/PgSQL, acabei desenvolvendo funções nessas linguagens para a Inscrição Estadual, tanto para validar quanto para gerar números de teste.</text:p>
      <text:p text:style-name="Text_20_body">Estão no mesmo diretório dos modelos:</text:p>
      <text:p text:style-name="Text_20_body"><text:a xlink:type="simple" xlink:href="http://pg.ribafs.net/down/modelagem" text:style-name="Internet_20_link" text:visited-style-name="Visited_20_Internet_20_Link">http://pg.ribafs.net/down/modelagem</text:a> </text:p>
      <text:p text:style-name="Text_20_body">Como a Inscrição Estadual é diferente para cada estado, apenas criei para o Ceará. Quem quizer criar para seu estado basta pegar o algoritmo no SINTEGRA e adaptar a função existente.</text:p>
      <text:p text:style-name="Text_20_body"><text:s/>As funções em PL/PgSQL estão no arquivo sql do modelo pessoa, juntamente com uma função de validação de CPF e CNPJ de autoria do Juliano, encontrada no iMasters. </text:p>
      <text:p text:style-name="Standard"/>
      <text:p text:style-name="Standard"/>
      <text:h text:style-name="P11" text:outline-level="1" text:is-list-header="true">Links Úteis para Modelagem</text:h>
      <text:p text:style-name="Text_20_body"/>
      <text:p text:style-name="Text_20_body"><text:span text:style-name="Strong_20_Emphasis"><text:s/>Consulta online de CNPJ no site da Receita</text:span></text:p>
      <text:p text:style-name="Text_20_body"><text:a xlink:type="simple" xlink:href="http://www.receita.fazenda.gov.br/PessoaJuridica/CNPJ/cnpjreva/Cnpjreva_Solicitacao.asp" office:target-frame-name="_blank" xlink:show="new" text:style-name="Internet_20_link" text:visited-style-name="Visited_20_Internet_20_Link">http://www.receita.fazenda.gov.br/PessoaJuridica/CNPJ/cnpjreva/Cnpjreva_Solicitacao.asp</text:a> </text:p>
      <text:p text:style-name="Text_20_body"><text:s/></text:p>
      <text:p text:style-name="Text_20_body"><text:span text:style-name="Strong_20_Emphasis">Gerador/Validador de CNPJ e CPF online</text:span></text:p>
      <text:p text:style-name="Text_20_body"><text:a xlink:type="simple" xlink:href="http://highportal.no.sapo.pt/geradorcpf.html" office:target-frame-name="_blank" xlink:show="new" text:style-name="Internet_20_link" text:visited-style-name="Visited_20_Internet_20_Link">http://highportal.no.sapo.pt/geradorcpf.html</text:a> </text:p>
      <text:p text:style-name="Text_20_body">Obs.: Como é javascript dentro do próprio arquivo HTML, pode ser baixado para uso off line. </text:p>
      <text:p text:style-name="Text_20_body"><text:s/></text:p>
      <text:p text:style-name="Text_20_body"><text:span text:style-name="Strong_20_Emphasis"><text:s/>SINTEGRA (Inscrição Estadual) </text:span></text:p>
      <text:p text:style-name="Text_20_body"><text:a xlink:type="simple" xlink:href="http://www.sintegra.gov.br/" office:target-frame-name="_blank" xlink:show="new" text:style-name="Internet_20_link" text:visited-style-name="Visited_20_Internet_20_Link">http://www.sintegra.gov.br/</text:a> </text:p>
      <text:p text:style-name="Text_20_body"><text:s/></text:p>
      <text:p text:style-name="Text_20_body"><text:span text:style-name="Strong_20_Emphasis">Exemplo: Ceará </text:span></text:p>
      <text:p text:style-name="Text_20_body"><text:a xlink:type="simple" xlink:href="http://www.sefaz.ce.gov.br/Sintegra/Sintegra.Asp?estado=CE" office:target-frame-name="_blank" xlink:show="new" text:style-name="Internet_20_link" text:visited-style-name="Visited_20_Internet_20_Link">http://www.sefaz.ce.gov.br/Sintegra/Sintegra.Asp?estado=CE</text:a> </text:p>
      <text:p text:style-name="Text_20_body">(Consulta do CNPJ e da IE. Consulte sem máscara)</text:p>
      <text:p text:style-name="Text_20_body"><text:s/></text:p>
      <text:p text:style-name="Text_20_body"><text:span text:style-name="Strong_20_Emphasis">Busca de CEP</text:span><text:line-break/><text:a xlink:type="simple" xlink:href="http://www.correios.com.br/servicos/cep/cep_default.cfm" office:target-frame-name="_blank" xlink:show="new" text:style-name="Internet_20_link" text:visited-style-name="Visited_20_Internet_20_Link">http://www.correios.com.br/servicos/cep/cep_default.cfm</text:a> <text:line-break/> </text:p>
      <text:p text:style-name="Text_20_body"><text:soft-page-break/><text:span text:style-name="Strong_20_Emphasis">Testador online para expressões POSIX</text:span></text:p>
      <text:p text:style-name="Text_20_body"><text:a xlink:type="simple" xlink:href="http://www.spaweditor.com/scripts/regex/index.php" office:target-frame-name="_blank" xlink:show="new" text:style-name="Internet_20_link" text:visited-style-name="Visited_20_Internet_20_Link">http://www.spaweditor.com/scripts/regex/index.php</text:a> <text:line-break/> </text:p>
      <text:p text:style-name="Text_20_body"><text:span text:style-name="Strong_20_Emphasis">Informações Úteis sobre estes documentos:</text:span></text:p>
      <text:p text:style-name="Text_20_body">CNPJ - é único (até as filiais também têm o seu). Órgãos públicos são assim, a sede administrativa tem um CNPJ e suas unidades têm um CNPJ emelhante<text:line-break/><text:line-break/>IE (Inscrição Estadual) - único, sem nulo, mas quando não existir informar ISENTO (recomendação do SINTEGRA). A formação é própria de cada estado.<text:line-break/><text:line-break/>IM (Inscrição Municipal) - único, mas é exigido somente para empresas de prestação de serviço e outros específicos.<text:line-break/><text:line-break/>A máscara do CNPJ é 99.999.999/9999-99. O número do CNPJ mesmo são os 8 digitos antes da barra e os 4 digitos seguintes a barra são o numero da empresa e os 2 ultimos são digitos verificadores.<text:line-break/>Logo em caso de matriz e filiais os 8 primeiros são iguais já que são da mesma empresa e os 4 digitos seguintes são 0001 para matriz e a sequência são filiais.<text:line-break/><text:line-break/>Empresas com filiais, usam o mesmo CNPJ, com a diferença de os 4 dígitos finais:<text:line-break/>Se a matriz for 00.000.000/0001-00 <text:line-break/>A filia será 00.000.000/0002-00<text:line-break/><text:line-break/><text:line-break/><text:span text:style-name="Strong_20_Emphasis">Exemplos de CNPJ</text:span><text:line-break/>00043711000143<text:line-break/>00043711001115<text:line-break/><text:line-break/><text:span text:style-name="Strong_20_Emphasis">Exemplo de IE (Ceará)</text:span><text:line-break/>060000015 </text:p>
      <text:p text:style-name="Standard"/>
      <text:p text:style-name="Standard"/>
      <text:p text:style-name="Standard"/>
      <text:h text:style-name="P12" text:outline-level="1" text:is-list-header="true">Modelando um Banco Pessoa</text:h>
      <text:p text:style-name="Text_20_body"><text:s/>Este modelo encontra-se no site:</text:p>
      <text:p text:style-name="Text_20_body"><text:a xlink:type="simple" xlink:href="http://pg.ribafs.net/down/modelagem" office:target-frame-name="_blank" xlink:show="new" text:style-name="Internet_20_link" text:visited-style-name="Visited_20_Internet_20_Link">http://pg.ribafs.net/down/modelagem</text:a> </text:p>
      <text:p text:style-name="Text_20_body">Veja também no mesmo site o modelo do banco de CEPs e os anteriores (controle de estoque e vídeo locadoras), mas lembrando que esses dois iniciais tem vários ajustes que são requeridos, para que sejam modelos mais robustos. </text:p>
      <text:p text:style-name="P15">Modelagem de um Banco de Dados pessoa no PostgreSQL<text:line-break/><text:line-break/><text:line-break/>Observações úteis sobre esta modelagem:<text:line-break/><text:line-break/>Até o últmo banco de dados que criei, o cadastro de pessoas era geralmente algo como:<text:line-break/><text:line-break/>pessoa(codigo, nome, rua, numero, bairro, cidade, uf, cep)<text:line-break/><text:line-break/>Ou seja, desnormalizado, quese todos os campos permitindo valores duplicados. <text:line-break/><text:line-break/>Para min foi muito proveitosa a discussão na lista de postgresql, como também algumas leituras sobre o assunto, que <text:line-break/>me fizeram perceber sua grande importância.<text:line-break/><text:line-break/>Inclusive comparando este modelo com os dois anteriores (controle de estoque e vídeo locadoras), a diferença é grande:<text:line-break/><text:line-break/>- O CPF permitia nulos no controle de estoque<text:line-break/>- Agora ele tem um domínio que valida seus dados e um índice parcial que permite a entrada "informal" e entradas válidas <text:line-break/>para CPF (sendo que para estas últimas é aplicado o índice único).<text:line-break/><text:line-break/>- As tabelas clientes, fornecedores e ceps foram normalizadas.<text:line-break/><text:line-break/><text:line-break/>As três Primeiras Formas Normais (aplicadas neste modelo):<text:line-break/><text:line-break/>1FN - todos os atributos possuem valores simples (nenhum é composto)<text:line-break/>2FN - deve estari na 1FN e não possuir dependência funcional parcial (todos os atributos dependem integralmente da chave primária)<text:line-break/>2FN - deve estar na 2FN e não possuir nenhuma dependência funcional transitiva (nenhum atributo pode depender de outro atributo que não seja PK)<text:line-break/>Quando existem dependências cíclicas ou multivaloradas devemos aplicar a 4FN e a 5FN.<text:line-break/><text:line-break/><text:line-break/>Após a divulgação do modelo controle de estoque, tivemos um longo debate na lista de PostgreSQL, o que melhorou meus <text:line-break/>conhecimentos sobre o modelo relacional, modelagem, normalização e cia.<text:line-break/><text:soft-page-break/>Agora trago mais um modelo, mais simples mas acredito que mais coerente e mais robusto, mas mesmo assim deve ter itens a melhorar. <text:line-break/><text:line-break/>Algo muito importante é a implementação de chaves naturais (pelo que vejo um dos maiores responsáveis por garantir a unicidade dos registros). <text:line-break/>Veja que as relações pessoas, municipios, ceps, enderecos e juridicas estão com vhaves naturais, mas o mais importante aqui é a idéia, <text:line-break/>o conceito, que devemos ter na chave primária, campo(s) que sejam realmente representativos da relação. Fechando, a chave deve impedir totalmente duplicações.<text:line-break/><text:line-break/>Só para exemplificar, veja as duas tabelas abaixo:<text:line-break/><text:line-break/>create table juridicas<text:line-break/>(<text:line-break/> <text:s text:c="3"/>cnpj dom_cnpj primary key,<text:line-break/> <text:s text:c="3"/>inscricao_estadual dom_ie_ce,<text:line-break/> <text:s text:c="3"/>site dom_url<text:line-break/>);<text:line-break/><text:line-break/>create table juridicas2<text:line-break/>(<text:line-break/> <text:s text:c="3"/>id int primary key,<text:line-break/> <text:s text:c="3"/>cnpj char(20),<text:line-break/> <text:s text:c="3"/>inscricao_estadual char(10),<text:line-break/> <text:s text:c="3"/>site char50)<text:line-break/>);<text:line-break/><text:line-break/>Na tabela juridicas2, podemos inserir registros com nomes duplicados com grande facilidade, já que não existe nenhum controle sobre isso pelo SGBD.<text:line-break/>Para o SGBD apenas será fiscalizado se o campo juridica (um ID) não será duplicado.<text:line-break/>Já na tabela juridicas é praticamente impossível duplicar um registro, pois a chave é um CNPJ, o SGBD não deixa duplicar.<text:line-break/><text:line-break/>No modelo original (do Ary Júnior) o endereço guarda pessoa, assim como o telefone também guarda pessoa.<text:line-break/><text:line-break/>Então fui refletir um pouco e encontrei pelo menos um bom motivo para fazer diferente, adicionar o<text:line-break/>endereço em pessoas:<text:line-break/><text:line-break/>Sabemos que existem mais pessoas que endereços.<text:line-break/>Para cada nova pessoa cadastrada teremos que cadastrar também um novo endereço. E o mais grave é que, em sendo pessoas físicas,<text:line-break/>haverá duplicação de endereços para as pessoas de um mesmo endereço.<text:line-break/><text:line-break/>Colaboracão de Ribamar FS (http://pg.ribafs.net.<text:line-break/>Artigo fonte de inspiração: Estudo de Caso de Projeto de Bancos de Dados para Contas a Pagar e Receber, <text:line-break/>de Ary Júnior na SQL Magazine 52.<text:line-break/><text:soft-page-break/><text:line-break/><text:line-break/>-- Domínios<text:line-break/>-- SELECT * FROM information_schema.domains WHERE domain_schema='public';<text:line-break/><text:line-break/>Domínios<text:line-break/><text:line-break/>Um domínio se baseia em um determinado tipo base e, para muitas finalidades, é intercambiável com o seu tipo base. Entretanto, o domínio pode ter restrições limitando os valores válidos a um subconjunto dos valores permitidos pelo tipo base subjacente.<text:line-break/><text:line-break/>Se a coluna for baseada em um domínio, esta coluna se refere ao tipo subjacente do domínio (e o domínio é identificado em domain_name e nas colunas associadas).<text:line-break/><text:line-break/>CREATE DOMAIN nome [AS] tipo_de_dado<text:line-break/> <text:s text:c="3"/>[ DEFAULT expressão ]<text:line-break/> <text:s text:c="3"/>[ restrição [ ... ] ]<text:line-break/><text:line-break/>onde restrição é:<text:line-break/><text:line-break/>[ CONSTRAINT nome_da_restrição ]<text:line-break/>{ NOT NULL | NULL | CHECK (expressão) }<text:line-break/><text:line-break/>O comando CREATE DOMAIN cria um domínio. O domínio é, essencialmente, um tipo de dado com restrições opcionais (restrições no conjunto de valores permitidos). O usuário que cria o domínio se torna o seu dono.<text:line-break/><text:line-break/>Se for fornecido o nome do esquema (por exemplo, CREATE DOMAIN meu_esquema.meu_dominio ...), então o domínio será criado no esquema especificado, senão será criado no esquema corrente. O nome do domínio deve ser único entre os tipos e domínios existentes no esquema do domínio.<text:line-break/><text:line-break/>Domínios são úteis para reunir restrições comuns em campos em um único local para manutenção. Por exemplo, várias tabelas podem conter colunas de endereço de correio eletrônico, todas requerendo a mesma restrição de verificação (CHECK). Em vez de definir as restrições em cada tabela individualmente, pode ser definido um domínio.<text:line-break/><text:line-break/>ALTER DOMAIN nome<text:line-break/> <text:s text:c="3"/>{ SET DEFAULT expressão | DROP DEFAULT }<text:line-break/>ALTER DOMAIN nome<text:line-break/> <text:s text:c="3"/>{ SET | DROP } NOT NULL<text:line-break/>ALTER DOMAIN nome<text:line-break/> <text:s text:c="3"/>ADD restrição_de_domínio<text:line-break/>ALTER DOMAIN nome<text:line-break/> <text:s text:c="3"/>DROP CONSTRAINT nome_da_restrição [ RESTRICT | CASCADE ]<text:line-break/>ALTER DOMAIN nome<text:line-break/> <text:s text:c="3"/>OWNER TO novo_dono<text:line-break/><text:line-break/><text:soft-page-break/>Exemplos:<text:line-break/>ALTER DOMAIN cep SET NOT NULL;<text:line-break/><text:line-break/>ALTER DOMAIN cep ADD CONSTRAINT chk_cep CHECK (char_length(VALUE) = 8);<text:line-break/><text:line-break/><text:line-break/>Criando:<text:line-break/><text:line-break/>CREATE DOMAIN dom_cep AS text<text:line-break/> <text:s text:c="3"/>CONSTRAINT chk_cep CHECK (VALUE ~ '^\\d{8}$') NOT NULL;<text:line-break/><text:line-break/><text:line-break/>Exemplos de funções que adicionam e tiram máscaras:<text:line-break/><text:line-break/>-- Recebe assim: 60420440 e exibe assim: 60420-440<text:line-break/>CREATE FUNCTION f_cep_tela(cep dom_cep) RETURNS TEXT AS $$<text:line-break/>BEGIN<text:line-break/> <text:s text:c="3"/>RETURN substr(cep,1,5) || '-' || substr(cep,6,3);<text:line-break/>END;<text:line-break/>$$ LANGUAGE plpgsql;<text:line-break/>CREATE TABLE tbl_cep (cep dom_cep);<text:line-break/><text:line-break/>-- Recebe assim: 60420-440 e insere assim: 60420440<text:line-break/>CREATE FUNCTION f_cep_banco(cep dom_cep) RETURNS TEXT AS $$<text:line-break/>BEGIN<text:line-break/> <text:s text:c="3"/>RETURN substr(cep,1,5) || substr(cep,7,3);<text:line-break/>END;<text:line-break/>$$ LANGUAGE plpgsql;<text:line-break/>CREATE TABLE tbl_cep (cep dom_cep);<text:line-break/><text:line-break/>Estas funções acima são uma pequena variação da função encotnrada na documentação<text:line-break/>oficial em português do comando CREATE DOMAIN:<text:line-break/>http://pgdocptbr.sourceforge.net/pg80/sql-createdomain.html<text:line-break/><text:line-break/>Usando:<text:line-break/><text:line-break/>Para exibir:<text:line-break/>select cep_tela('60420440');<text:line-break/><text:line-break/>Para inserir no banco, mas usando num insert, ao invés:<text:line-break/>select cep_banco('60420-440');<text:line-break/><text:line-break/><text:line-break/>Obs.: Ao implementar validação através de domínio isso fica transparente para o usuário que geralmente tem que implementar <text:line-break/>a validação, tornando a programação no aplicativo algo mais leve.<text:line-break/><text:line-break/><text:line-break/><text:soft-page-break/>Expressões regulares:<text:line-break/><text:line-break/>Página da documentação oficial do PostgreSQL: <text:line-break/>http://pgdocptbr.sourceforge.net/pg80/functions-matching.html<text:line-break/><text:line-break/>Testador online para expressões POSIX:<text:line-break/>http://www.spaweditor.com/scripts/regex/index.php<text:line-break/><text:line-break/>Data (Formato dd/mm/aaaa) - <text:s text:c="3"/>^([0-9]|[0,1,2][0-9]|3[0,1])/([\d]|1[0,1,2])/\d{4}$<text:line-break/>Data (Formato aaaa-mm-dd) - <text:s text:c="3"/>^\d{4}-(0[0-9]|1[0,1,2])-([0,1,2][0-9]|3[0,1])$<text:line-break/>Hora (HH:MM) - <text:s text:c="3"/>^([0-1][0-9]|[2][0-3])(:([0-5][0-9])){1,2}$<text:line-break/><text:line-break/>Nome completo - ^[a-zA-Z][a-zA-Z][a-zA-Z]* [a-zA-Z ]*$<text:line-break/>Numero Decimal - <text:s text:c="3"/>^\d*[0-9](\.\d*[0-9])?$<text:line-break/><text:line-break/>Arquivos <text:s text:c="3"/>- ^[a-zA-Z0-9-_\.]+\.(pdf|txt|doc|csv)$<text:line-break/>Codigo Cor HTML - <text:s text:c="3"/>^#?([a-f]|[A-F]|[0-9]){3}(([a-f]|[A-F]|[0-9]){3})?$ <text:s text:c="3"/>(exemplo: #00ccff<text:line-break/>Imagem <text:s text:c="3"/>- ^[a-zA-Z0-9-_\.]+\.(jpg|gif|png)$<text:line-break/>IP <text:s text:c="3"/>- ^((25[0-5]|2[0-4][0-9]|1[0-9]{2}|[0-9]{1,2})\.){3}(25[0-5]|2[0-4][0-9]|1[0-9]{2}|[0-9]{1,2})$<text:line-break/>Arquivos Multimedia - <text:s text:c="3"/>^[a-zA-Z0-9-_\.]+\.(swf|mov|wma|mpg|mp3|wav)$ <text:s text:c="3"/>(Exemplo: company-presentation.swf)<text:line-break/><text:line-break/>CNPJ (com máscara) - ^[0-9]{2}.[0-9]{3}.[0-9]{3}/[0-9]{4}-[0-9]{2}$ (Exemplo: 00.043.711/0001-43)<text:line-break/>CNPJ (sem máscara) - ^[0-9]{2}[0-9]{3}[0-9]{3}[0-9]{4}[0-9]{2}$ (Exemplo: 00043711000143)<text:line-break/>CPF (com máscara) - ^[0-9]{3}.[0-9]{3}.[0-9]{3}-[0-9]{2} (Exemplo: 123.456.789-22)<text:line-break/>CPF (sem máscara) - ^[0-9]{3}[0-9]{3}[0-9]{3}[0-9]{2} (Exemplo: 12345678922)<text:line-break/>Inscrição Estadual (SP, com máscara) - <text:s text:c="4"/>^[0-9]{3}.[0-9]{3}.[0-9]{3}.[0-9]{3} (Exemplo: 110.042.490.114)<text:line-break/>Inscrição Estadual (SP, com máscara) - <text:s text:c="4"/>^[0-9]{3}[0-9]{3}[0-9]{3}[0-9]{3} (Exemplo: 110042490114)<text:line-break/> <text:s text:c="3"/>Exemplo Ceará: ^[0-9]{3}[0-9]{3}[0-9]{3} (Exemplo: 060000015 )<text:line-break/> <text:s text:c="3"/>Exemplo Ceará: ^[0-9]{2}.[0-9]{6}-[0-9]{1} (Exemplo: 06.000001-5 )<text:line-break/><text:line-break/>Telefone (Brasil com DDD) - ^\([0-9]\d{2}\)-\d{4}-\d{4}$ <text:s text:c="3"/>(085)-3423-4542<text:line-break/>Telefone (Brasil sem DDD) - ^\d{4}-\d{4}$ <text:s/>(2634-3454)<text:line-break/>Telefone (US) - ^[2-9]\d{2}-\d{3}-\d{4}$ <text:s text:c="3"/>250-555-4542<text:line-break/>Telefone Internacional <text:s text:c="3"/>^(([0-9]{1})*[- .(]*([0-9a-zA-Z]{3})*[- .)]*[0-9a-zA-Z]{3}[- .]*[0-9a-zA-Z]{4})+$ <text:s text:c="3"/>(Exemplo: 1.245.532.3422)<text:line-break/><text:line-break/>Codigo Postal (Brasil, sem máscara) - ^[[:digit:]]{8}$ <text:s text:c="3"/>60420440<text:line-break/>Codigo Postal (Brasil, com máscara) <text:s text:c="3"/>^[0-9]{5}-[0-9]{3}$ <text:s text:c="3"/>60420-440<text:line-break/>Codigo Postal (EUA) <text:s text:c="3"/>^([A-Z][0-9]){3}$ <text:s text:c="3"/>V2B2S3 <text:s text:c="3"/>Testar<text:line-break/><text:line-break/>uf CHAR(2) <text:s text:c="9"/>-- unidade da federação<text:line-break/> CONSTRAINT chk_uf<text:line-break/> <text:s text:c="3"/>CHECK (uf ~ '^A(C|L|M|P)|BA|CE|DF|ES|GO|M(A|G|S|T)|P(A|B|E|I|R)|R(J|N|O|R|S)|S(C|E|P)|TO$')<text:line-break/><text:soft-page-break/>E-mail <text:s text:c="3"/>- ^[a-zA-Z][\\w.-]*@[a-zA-Z][\\w.-]*[.][a-zA-Z]+$<text:line-break/><text:line-break/>URL <text:s text:c="3"/>- ^(http[s]?://|ftp://)?(www\.)?[a-zA-Z0-9-\.]+\.(com|org|net|mil|edu|ca|co.uk|com.au|gov|br)$<text:line-break/><text:line-break/><text:line-break/>====================<text:line-break/>Informações Fiscais Úteis:<text:line-break/><text:line-break/>Consulta de CNPJ online - http://www.receita.fazenda.gov.br/PessoaJuridica/CNPJ/cnpjreva/Cnpjreva_Solicitacao.asp<text:line-break/><text:line-break/>Gerador/Validador de CNPJ e CPF online:<text:line-break/>http://highportal.no.sapo.pt/geradorcpf.html<text:line-break/>Obs.: Como é javascript dentro do próprio arquivo HTML, pode ser baixado para uso off line. <text:line-break/><text:line-break/>SINTEGRA (IE) - http://www.sintegra.gov.br/<text:line-break/>Exemplo: Ceará - http://www.sefaz.ce.gov.br/Sintegra/Sintegra.Asp?estado=CE (Consulta do CNPJ e da IE. Consulte sem máscara)<text:line-break/><text:line-break/>Busca de CEP:<text:line-break/>http://www.correios.com.br/servicos/cep/cep_default.cfm<text:line-break/><text:line-break/>CNPJ - é único (até as filiais também têm o seu). Órgãos públicos são assim, a sede administrativa tem um CNPJ e suas unidades têm um CNPJ<text:line-break/>semelhante<text:line-break/><text:line-break/>IE (Inscrição Estadual) - único, sem nulo, mas quando não existir informar ISENTO (recomendação do SINTEGRA). A formação é própria de cada estado.<text:line-break/><text:line-break/>IM (Inscrição Municipal) - único, mas é exigido somente para empresas de prestação de serviço e outros específicos.<text:line-break/>A máscara do CNPJ é 99.999.999/9999-99. O número do CNPJ mesmo são os 8 digitos antes da barra e os 4 digitos seguintes a barra são o numero da empresa e os 2 ultimos são digitos verificadores.<text:line-break/>Logo em caso de matriz e filiais os 8 primeiros são iguais já que são da mesma empresa e os 4 digitos seguintes são 0001 para matriz e a sequência são filiais.<text:line-break/><text:line-break/>Empresas com filiais, usam o mesmo CNPJ, com a diferença de os 4 dígitos finais:<text:line-break/>Se a matriz for 00.000.000/0001-00 <text:line-break/>A filia será 00.000.000/0002-00<text:line-break/><text:line-break/><text:line-break/>Exemplos de CNPJ:<text:line-break/>00043711000143<text:line-break/>00043711001115<text:line-break/><text:line-break/>Exemplo de IE:<text:line-break/>060000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AAAA+ArialMT" svg:font-family="DAAAAA+ArialMT"/>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text-properties fo:font-style="italic" style:font-style-asian="italic" style:font-style-complex="italic"/>
    </style:style>
    <style:style style:name="MT1" style:family="text">
      <style:text-properties officeooo:rsid="0005ca5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page-number text:select-page="current">22</text:page-number>/<text:page-count>28</text:page-count></text:p>
      </style:header>
      <style:footer>
        <text:p text:style-name="MP2">Ribamar FS – http://ribafs.<text:span text:style-name="MT1">or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Ribamar FS</meta:initial-creator>
    <meta:creation-date>2008-08-14T16:10:31</meta:creation-date>
    <dc:date>2017-06-15T12:23:38.981453663</dc:date>
    <meta:editing-cycles>35</meta:editing-cycles>
    <meta:editing-duration>PT29M16S</meta:editing-duration>
    <meta:document-statistic meta:table-count="0" meta:image-count="0" meta:object-count="0" meta:page-count="28" meta:paragraph-count="329" meta:word-count="6621" meta:character-count="44791" meta:non-whitespace-character-count="37650"/>
    <meta:user-defined meta:name="Informações 1"/>
    <meta:user-defined meta:name="Informações 2"/>
    <meta:user-defined meta:name="Informações 3"/>
    <meta:user-defined meta:name="Informações 4"/>
  </office:meta>
</office:document-meta>
</file>